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1.764cm"/>
    </style:style>
    <style:style style:name="co16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98cm" svg:height="1.005cm" svg:x="36.17cm" svg:y="0.053cm" draw:caption-point-x="13.626cm" draw:caption-point-y="-0.043cm">
              <dc:date>2020-11-1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085cm" svg:height="1.137cm" svg:x="22.114cm" svg:y="0.132cm" draw:caption-point-x="13.517cm" draw:caption-point-y="0.274cm">
              <dc:date>2020-11-1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099cm" svg:height="1.031cm" svg:x="24.604cm" svg:y="0.132cm" draw:caption-point-x="13.491cm" draw:caption-point-y="0.274cm">
              <dc:date>2020-11-1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73cm" svg:height="0.74cm" svg:x="26.566cm" svg:y="0.132cm" draw:caption-point-x="13.46cm" draw:caption-point-y="0.274cm">
              <dc:date>2020-11-16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88cm" svg:height="0.634cm" svg:x="34.348cm" svg:y="0.132cm" draw:caption-point-x="13.572cm" draw:caption-point-y="0.274cm">
              <dc:date>2020-11-16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365cm" svg:height="1.694cm" svg:x="9.415cm" svg:y="0.528cm" draw:caption-point-x="13.644cm" draw:caption-point-y="0.275cm">
              <dc:date>2020-11-1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1.89cm" svg:y="0.528cm" draw:caption-point-x="13.634cm" draw:caption-point-y="0.275cm">
              <dc:date>2020-11-1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16cm" svg:height="1.826cm" svg:x="13.583cm" svg:y="0.528cm" draw:caption-point-x="13.733cm" draw:caption-point-y="0.275cm">
              <dc:date>2020-11-1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268cm" svg:height="1.403cm" svg:x="15.277cm" svg:y="0.528cm" draw:caption-point-x="13.774cm" draw:caption-point-y="0.275cm">
              <dc:date>2020-11-1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405cm" svg:height="1.085cm" svg:x="17.288cm" svg:y="0.528cm" draw:caption-point-x="14.002cm" draw:caption-point-y="0.275cm">
              <dc:date>2020-11-1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503cm" svg:height="2.144cm" svg:x="19.299cm" svg:y="0.528cm" draw:caption-point-x="14.007cm" draw:caption-point-y="0.275cm">
              <dc:date>2020-11-1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103cm" svg:height="1.403cm" svg:x="28.914cm" svg:y="0.528cm" draw:caption-point-x="13.407cm" draw:caption-point-y="0.275cm">
              <dc:date>2020-11-1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9cm" svg:height="0.635cm" svg:x="30.225cm" svg:y="0.528cm" draw:caption-point-x="13.636cm" draw:caption-point-y="0.275cm">
              <dc:date>2020-11-16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27cm" svg:height="1.403cm" svg:x="32.544cm" svg:y="0.528cm" draw:caption-point-x="13.612cm" draw:caption-point-y="0.275cm">
              <dc:date>2020-11-1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1469" calcext:value-type="float">
            <text:p>1469</text:p>
          </table:table-cell>
          <table:table-cell office:value-type="string" calcext:value-type="string">
            <text:p>ABEL VIEIRA DE MENEZES FILHO</text:p>
          </table:table-cell>
          <table:table-cell office:value-type="string" calcext:value-type="string">
            <text:p>AUX. DE PROMOTORIA ENCARREGADO</text:p>
          </table:table-cell>
          <table:table-cell office:value-type="string" calcext:value-type="string">
            <text:p>AREA REGIONAL DA CAPITAL</text:p>
          </table:table-cell>
          <table:table-cell table:style-name="ce5" office:value-type="float" office:value="4348.2" calcext:value-type="float">
            <text:p><text:s/>4.348,20 </text:p>
          </table:table-cell>
          <table:table-cell table:style-name="ce5" office:value-type="float" office:value="2275.16" calcext:value-type="float">
            <text:p><text:s/>2.275,16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1082.4" calcext:value-type="float">
            <text:p><text:s/>1.082,40 </text:p>
          </table:table-cell>
          <table:table-cell table:style-name="ce5" office:value-type="float" office:value="7705.76" calcext:value-type="float">
            <text:p><text:s/>7.705,76 </text:p>
          </table:table-cell>
          <table:table-cell table:style-name="ce5" office:value-type="float" office:value="867.25" calcext:value-type="float">
            <text:p><text:s/>867,25 </text:p>
          </table:table-cell>
          <table:table-cell table:style-name="ce5" office:value-type="float" office:value="713.57" calcext:value-type="float">
            <text:p><text:s/>713,57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580.82" calcext:value-type="float">
            <text:p><text:s/>1.580,82 </text:p>
          </table:table-cell>
          <table:table-cell table:style-name="ce5" office:value-type="float" office:value="6124.94" calcext:value-type="float">
            <text:p><text:s/>6.124,94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12/11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9:19:49.4865878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8:00:00.676000000</meta:creation-date>
    <dc:date>2021-02-04T19:20:53.606221286</dc:date>
    <meta:editing-duration>PT1M19S</meta:editing-duration>
    <meta:editing-cycles>2</meta:editing-cycles>
    <meta:generator>LibreOffice/6.4.4.2$Linux_X86_64 LibreOffice_project/40$Build-2</meta:generator>
    <meta:document-statistic meta:table-count="1" meta:cell-count="56" meta:object-count="0"/>
  </office:meta>
</office:document-meta>
</file>